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RW Gothic" fo:font-family="'URW Gothic'" style:font-style-name="Book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18T12:22:26.875635931</dc:date>
    <meta:editing-duration>PT8M22S</meta:editing-duration>
    <meta:editing-cycles>1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